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376cm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376cm" draw:marker-end-width="0.376cm" draw:fill="solid" draw:fill-color="#ffff00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Menlo-Regular" fo:font-size="13pt" style:font-family-asian="Menlo-Regular" style:font-size-asian="13pt" style:font-family-complex="Menlo-Regular" style:font-size-complex="7.40000009536743pt"/>
    </style:style>
    <style:style style:name="P4" style:family="paragraph">
      <style:text-properties fo:font-size="11pt" style:font-size-asian="11pt" style:font-size-complex="11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724cm" svg:y1="-8.031cm" svg:x2="7.545cm" svg:y2="-9.604cm">
          <text:p/>
        </draw:line>
        <draw:line draw:style-name="gr1" draw:text-style-name="P1" draw:layer="layout" svg:x1="5.601cm" svg:y1="-9.562cm" svg:x2="6.655cm" svg:y2="-8.093cm">
          <text:p/>
        </draw:line>
        <draw:line draw:style-name="gr1" draw:text-style-name="P1" draw:layer="layout" svg:x1="7.5cm" svg:y1="-12.562cm" svg:x2="9.445cm" svg:y2="-12.604cm">
          <text:p/>
        </draw:line>
        <draw:line draw:style-name="gr1" draw:text-style-name="P1" draw:layer="layout" svg:x1="7.501cm" svg:y1="-12.562cm" svg:x2="8.555cm" svg:y2="-11.093cm">
          <text:p/>
        </draw:line>
        <draw:line draw:style-name="gr1" draw:text-style-name="P1" draw:layer="layout" svg:x1="4.6cm" svg:y1="-11.062cm" svg:x2="6.545cm" svg:y2="-11.104cm">
          <text:p/>
        </draw:line>
        <draw:line draw:style-name="gr1" draw:text-style-name="P1" draw:layer="layout" svg:x1="6.586cm" svg:y1="-11.124cm" svg:x2="5.655cm" svg:y2="-9.592cm">
          <text:p/>
        </draw:line>
        <draw:line draw:style-name="gr1" draw:text-style-name="P1" draw:layer="layout" svg:x1="6.5cm" svg:y1="-11.062cm" svg:x2="8.445cm" svg:y2="-11.104cm">
          <text:p/>
        </draw:line>
        <draw:line draw:style-name="gr1" draw:text-style-name="P1" draw:layer="layout" svg:x1="5.6cm" svg:y1="-12.562cm" svg:x2="7.545cm" svg:y2="-12.604cm">
          <text:p/>
        </draw:line>
        <draw:line draw:style-name="gr1" draw:text-style-name="P1" draw:layer="layout" svg:x1="7.586cm" svg:y1="-12.624cm" svg:x2="6.655cm" svg:y2="-11.092cm">
          <text:p/>
        </draw:line>
        <draw:line draw:style-name="gr1" draw:text-style-name="P1" draw:layer="layout" svg:x1="3.6cm" svg:y1="-12.562cm" svg:x2="5.545cm" svg:y2="-12.604cm">
          <text:p/>
        </draw:line>
        <draw:line draw:style-name="gr1" draw:text-style-name="P1" draw:layer="layout" svg:x1="3.601cm" svg:y1="-12.562cm" svg:x2="4.655cm" svg:y2="-11.093cm">
          <text:p/>
        </draw:line>
        <draw:circle draw:style-name="gr2" draw:text-style-name="P2" draw:layer="layout" svg:width="0.704cm" svg:height="0.704cm" svg:x="3.29cm" svg:y="-12.935cm">
          <text:p text:style-name="P1"><text:span text:style-name="T1">J</text:span></text:p>
        </draw:circle>
        <draw:circle draw:style-name="gr2" draw:text-style-name="P2" draw:layer="layout" svg:width="0.704cm" svg:height="0.704cm" svg:x="5.19cm" svg:y="-12.935cm">
          <text:p text:style-name="P1"><text:span text:style-name="T1">C</text:span></text:p>
        </draw:circle>
        <draw:circle draw:style-name="gr2" draw:text-style-name="P2" draw:layer="layout" svg:width="0.704cm" svg:height="0.704cm" svg:x="7.09cm" svg:y="-12.935cm">
          <text:p text:style-name="P1"><text:span text:style-name="T1">G</text:span></text:p>
        </draw:circle>
        <draw:circle draw:style-name="gr2" draw:text-style-name="P2" draw:layer="layout" svg:width="0.704cm" svg:height="0.704cm" svg:x="4.29cm" svg:y="-11.435cm">
          <text:p text:style-name="P1"><text:span text:style-name="T1">B</text:span></text:p>
        </draw:circle>
        <draw:circle draw:style-name="gr2" draw:text-style-name="P2" draw:layer="layout" svg:width="0.704cm" svg:height="0.704cm" svg:x="6.19cm" svg:y="-11.435cm">
          <text:p text:style-name="P1"><text:span text:style-name="T1">K</text:span></text:p>
        </draw:circle>
        <draw:circle draw:style-name="gr2" draw:text-style-name="P2" draw:layer="layout" svg:width="0.704cm" svg:height="0.704cm" svg:x="8.09cm" svg:y="-11.435cm">
          <text:p text:style-name="P1"><text:span text:style-name="T1">A</text:span></text:p>
        </draw:circle>
        <draw:circle draw:style-name="gr2" draw:text-style-name="P2" draw:layer="layout" svg:width="0.704cm" svg:height="0.704cm" svg:x="8.09cm" svg:y="-11.435cm">
          <text:p text:style-name="P1"><text:span text:style-name="T1">A</text:span></text:p>
        </draw:circle>
        <draw:circle draw:style-name="gr2" draw:text-style-name="P2" draw:layer="layout" svg:width="0.704cm" svg:height="0.704cm" svg:x="5.29cm" svg:y="-9.935cm">
          <text:p text:style-name="P1"><text:span text:style-name="T1">F</text:span></text:p>
        </draw:circle>
        <draw:circle draw:style-name="gr2" draw:text-style-name="P2" draw:layer="layout" svg:width="0.704cm" svg:height="0.704cm" svg:x="7.19cm" svg:y="-9.935cm">
          <text:p text:style-name="P1"><text:span text:style-name="T1">M</text:span></text:p>
        </draw:circle>
        <draw:circle draw:style-name="gr2" draw:text-style-name="P2" draw:layer="layout" svg:width="0.704cm" svg:height="0.704cm" svg:x="8.89cm" svg:y="-12.935cm">
          <text:p text:style-name="P1"><text:span text:style-name="T1">D</text:span></text:p>
        </draw:circle>
        <draw:circle draw:style-name="gr2" draw:text-style-name="P2" draw:layer="layout" svg:width="0.704cm" svg:height="0.704cm" svg:x="6.29cm" svg:y="-8.435cm">
          <text:p text:style-name="P1"><text:span text:style-name="T1">N</text:span></text:p>
        </draw:circle>
        <draw:frame draw:style-name="gr3" draw:text-style-name="P4" draw:layer="layout" svg:width="3.304cm" svg:height="5.982cm" svg:x="10.428cm" svg:y="-13.421cm">
          <draw:text-box>
            <text:p text:style-name="P3"><text:span text:style-name="T2">Adjacency Lists:</text:span></text:p>
            <text:p text:style-name="P3"><text:span text:style-name="T3">A: { G, K }</text:span></text:p>
            <text:p text:style-name="P3"><text:span text:style-name="T3">B: { J, K }</text:span></text:p>
            <text:p text:style-name="P3"><text:span text:style-name="T3">C: { J, G }</text:span></text:p>
            <text:p text:style-name="P3"><text:span text:style-name="T3">D: { G }</text:span></text:p>
            <text:p text:style-name="P3"><text:span text:style-name="T3">F: { K, M, N }</text:span></text:p>
            <text:p text:style-name="P3"><text:span text:style-name="T3">G: { C, K, A, D }</text:span></text:p>
            <text:p text:style-name="P3"><text:span text:style-name="T3">J: { C, B }</text:span></text:p>
            <text:p text:style-name="P3"><text:span text:style-name="T3">K: { B, F, G, A }</text:span></text:p>
            <text:p text:style-name="P3"><text:span text:style-name="T3">M: { N }</text:span></text:p>
            <text:p text:style-name="P3"><text:span text:style-name="T3">N: { F, M }</text:span></text:p>
          </draw:text-box>
        </draw:frame>
        <draw:circle draw:style-name="gr2" draw:text-style-name="P2" draw:layer="layout" svg:width="0.704cm" svg:height="0.704cm" svg:x="3.277cm" svg:y="-5.535cm">
          <text:p text:style-name="P1"><text:span text:style-name="T1">J</text:span></text:p>
        </draw:circle>
        <draw:circle draw:style-name="gr2" draw:text-style-name="P2" draw:layer="layout" svg:width="0.704cm" svg:height="0.704cm" svg:x="5.177cm" svg:y="-5.535cm">
          <text:p text:style-name="P1"><text:span text:style-name="T1">C</text:span></text:p>
        </draw:circle>
        <draw:circle draw:style-name="gr2" draw:text-style-name="P2" draw:layer="layout" svg:width="0.704cm" svg:height="0.704cm" svg:x="7.077cm" svg:y="-5.535cm">
          <text:p text:style-name="P1"><text:span text:style-name="T1">G</text:span></text:p>
        </draw:circle>
        <draw:circle draw:style-name="gr2" draw:text-style-name="P2" draw:layer="layout" svg:width="0.704cm" svg:height="0.704cm" svg:x="4.277cm" svg:y="-4.035cm">
          <text:p text:style-name="P1"><text:span text:style-name="T1">B</text:span></text:p>
        </draw:circle>
        <draw:circle draw:style-name="gr2" draw:text-style-name="P2" draw:layer="layout" svg:width="0.704cm" svg:height="0.704cm" svg:x="6.177cm" svg:y="-4.035cm">
          <text:p text:style-name="P1"><text:span text:style-name="T1">K</text:span></text:p>
        </draw:circle>
        <draw:circle draw:style-name="gr2" draw:text-style-name="P2" draw:layer="layout" svg:width="0.704cm" svg:height="0.704cm" svg:x="8.077cm" svg:y="-4.035cm">
          <text:p text:style-name="P1"><text:span text:style-name="T1">A</text:span></text:p>
        </draw:circle>
        <draw:circle draw:style-name="gr2" draw:text-style-name="P2" draw:layer="layout" svg:width="0.704cm" svg:height="0.704cm" svg:x="5.277cm" svg:y="-2.535cm">
          <text:p text:style-name="P1"><text:span text:style-name="T1">F</text:span></text:p>
        </draw:circle>
        <draw:circle draw:style-name="gr2" draw:text-style-name="P2" draw:layer="layout" svg:width="0.704cm" svg:height="0.704cm" svg:x="7.177cm" svg:y="-2.535cm">
          <text:p text:style-name="P1"><text:span text:style-name="T1">M</text:span></text:p>
        </draw:circle>
        <draw:circle draw:style-name="gr2" draw:text-style-name="P2" draw:layer="layout" svg:width="0.704cm" svg:height="0.704cm" svg:x="8.877cm" svg:y="-5.535cm">
          <text:p text:style-name="P1"><text:span text:style-name="T1">D</text:span></text:p>
        </draw:circle>
        <draw:circle draw:style-name="gr2" draw:text-style-name="P2" draw:layer="layout" svg:width="0.704cm" svg:height="0.704cm" svg:x="6.277cm" svg:y="-1.035cm">
          <text:p text:style-name="P1"><text:span text:style-name="T1">N</text:span></text:p>
        </draw:circle>
        <draw:frame draw:style-name="gr3" draw:text-style-name="P4" draw:layer="layout" svg:width="3.304cm" svg:height="5.982cm" svg:x="10.415cm" svg:y="-6.021cm">
          <draw:text-box>
            <text:p text:style-name="P3"><text:span text:style-name="T2">Adjacency Lists:</text:span></text:p>
            <text:p text:style-name="P3"><text:span text:style-name="T3">A: { G, K }</text:span></text:p>
            <text:p text:style-name="P3"><text:span text:style-name="T3">B: { J, K }</text:span></text:p>
            <text:p text:style-name="P3"><text:span text:style-name="T3">C: { J, G }</text:span></text:p>
            <text:p text:style-name="P3"><text:span text:style-name="T3">D: { G }</text:span></text:p>
            <text:p text:style-name="P3"><text:span text:style-name="T3">F: { K, M, N }</text:span></text:p>
            <text:p text:style-name="P3"><text:span text:style-name="T3">G: { C, K, A, D }</text:span></text:p>
            <text:p text:style-name="P3"><text:span text:style-name="T3">J: { C, B }</text:span></text:p>
            <text:p text:style-name="P3"><text:span text:style-name="T3">K: { B, F, G, A }</text:span></text:p>
            <text:p text:style-name="P3"><text:span text:style-name="T3">M: { N }</text:span></text:p>
            <text:p text:style-name="P3"><text:span text:style-name="T3">N: { F, M }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0-10-19T16:01:37</dc:date>
    <meta:generator>OpenOffice/4.1.5$Unix OpenOffice.org_project/415m1$Build-9789</meta:generator>
    <meta:editing-duration>PT20M48S</meta:editing-duration>
    <meta:editing-cycles>3</meta:editing-cycles>
    <dc:creator>James Plank</dc:creator>
    <meta:document-statistic meta:object-count="34"/>
    <meta:user-defined meta:name="Info 1"/>
    <meta:user-defined meta:name="Info 2"/>
    <meta:user-defined meta:name="Info 3"/>
    <meta:user-defined meta:name="Info 4"/>
  </office:meta>
</office:document-meta>
</file>